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ourier New" svg:font-family="'Courier New'" style:font-family-generic="modern" style:font-pitch="fixed"/>
    <style:font-face style:name="Albany AMT2" svg:font-family="'Albany AMT'" style:font-pitch="variable"/>
    <style:font-face style:name="Albany AMT1" svg:font-family="'Albany AMT'" style:font-adornments="Fett" style:font-pitch="variable"/>
    <style:font-face style:name="Thorndale AMT" svg:font-family="'Thorndale AMT'" style:font-family-generic="roman" style:font-pitch="variable"/>
    <style:font-face style:name="Albany AMT" svg:font-family="'Albany AMT'" style:font-family-generic="swiss"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italic" style:font-style-asian="italic" style:font-style-complex="italic"/>
    </style:style>
    <style:style style:name="P3" style:family="paragraph" style:parent-style-name="Preformatted_20_Text">
      <style:text-properties fo:font-style="normal" style:font-style-asian="normal" style:font-style-complex="normal"/>
    </style:style>
    <style:style style:name="P4" style:family="paragraph" style:parent-style-name="Text_20_body">
      <style:text-properties fo:font-style="normal" style:font-style-asian="normal" style:font-style-complex="normal"/>
    </style:style>
    <style:style style:name="P5" style:family="paragraph" style:parent-style-name="Heading_20_1">
      <style:text-properties fo:font-style="normal" style:font-style-asian="normal" style:font-style-complex="normal"/>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Preformatted_20_Text">
      <style:text-properties fo:font-style="normal" style:font-style-asian="normal" style:font-style-complex="normal"/>
    </style:style>
    <style:style style:name="T1" style:family="text">
      <style:text-properties fo:language="en" fo:country="US"/>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ntdb</text:p>
      <text:p text:style-name="Subtitle"><text:span text:style-name="T1">Author</text:span>: Tommi Mäkitalo</text:p>
      <text:p text:style-name="Text_20_body"/>
      <text:p text:style-name="Text_20_body"/>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Introduction<text:tab/>1</text:p>
          <text:p text:style-name="P6">Connecting<text:tab/>1</text:p>
          <text:p text:style-name="P6">Execute query<text:tab/>2</text:p>
          <text:p text:style-name="P6">Selecting data<text:tab/>2</text:p>
          <text:p text:style-name="P6">Prepared statements<text:tab/>3</text:p>
          <text:p text:style-name="P6">Working with cursors<text:tab/>4</text:p>
          <text:p text:style-name="P6">Transactions<text:tab/>5</text:p>
          <text:p text:style-name="P6">Using dates and times<text:tab/>6</text:p>
          <text:p text:style-name="P6">Using own types<text:tab/>6</text:p>
          <text:p text:style-name="P6">Using serial columns<text:tab/>8</text:p>
          <text:p text:style-name="P6">Connectionpool<text:tab/>8</text:p>
          <text:p text:style-name="P6">Statementcache<text:tab/>9</text:p>
        </text:index-body>
      </text:table-of-content>
      <text:p text:style-name="Text_20_body"/>
      <text:h text:style-name="Heading_20_1" text:outline-level="1">Introduction</text:h>
      <text:p text:style-name="Text_20_body">Tntdb is a library for simple database access. There are 2 layers for access – a database independent layer and a database driver.</text:p>
      <text:p text:style-name="Text_20_body">The database indipendent layer offers easy to use methods for working with the database and also greatly simplifies resource-management. The classes hold reference-counted pointers to the actual implementation. They are copyable and assignable. The user can use the classes just like simple values. The resources they reference are freed, when the last reference is deleted. This happens normally just by leaving the scope. There is normally no reason to instantiate them dynamically on the heap.</text:p>
      <text:p text:style-name="Text_20_body">The driver-layer contains the actual implementation, which does the work. These classes are database-dependent. The user normally doesn't need to deal with this.</text:p>
      <text:h text:style-name="Heading_20_1" text:outline-level="1">Connecting</text:h>
      <text:p text:style-name="Text_20_body">A connection is represented by the class <text:span text:style-name="T2">tntdb::Connection</text:span>. Tntdb offers a simple function, which connects to the database: tntdb::connect. This expects a parameter of type <text:span text:style-name="T2">std::string</text:span>, which is the database-url. The database-url consists of the driver name and a database dependent part divided by a colon.</text:p>
      <text:p text:style-name="Text_20_body">Example:</text:p>
      <text:p text:style-name="Preformatted_20_Text">#include &lt;tntdb/connection.h&gt;</text:p>
      <text:p text:style-name="Preformatted_20_Text">#include &lt;tntdb/connect.h&gt;</text:p>
      <text:p text:style-name="Preformatted_20_Text">int main(int argc, char* argv)</text:p>
      <text:p text:style-name="Preformatted_20_Text">{</text:p>
      <text:p text:style-name="Preformatted_20_Text"><text:s text:c="2"/>tntdb::Connection conn = tntdb::connect(„sqlite:mydb.db“);</text:p>
      <text:p text:style-name="Preformatted_20_Text">}</text:p>
      <text:p text:style-name="Preformatted_20_Text"/>
      <text:p text:style-name="Text_20_body"/>
      <text:p text:style-name="Text_20_body"><text:soft-page-break/>The example above loads the sqlite-driver-library and opens a connection to the databasefile „mydb.db“. At the end of the program the class <text:span text:style-name="T2">tntdb::Connection </text:span>goes out of scope, which closes the connection automatically.</text:p>
      <text:p text:style-name="Text_20_body">When the database could not be opened a exception is thrown. In the above example it is unhandled, which makes the program to abort. This is not so nice, so we add exceptionhandling in the second example:</text:p>
      <text:p text:style-name="Preformatted_20_Text">#include &lt;tntdb/connection.h&gt;</text:p>
      <text:p text:style-name="Preformatted_20_Text">#include &lt;tntdb/connect.h&gt;</text:p>
      <text:p text:style-name="Preformatted_20_Text">int main(int argc, char* argv)</text:p>
      <text:p text:style-name="Preformatted_20_Text">{</text:p>
      <text:p text:style-name="Preformatted_20_Text"><text:s text:c="2"/>try</text:p>
      <text:p text:style-name="Preformatted_20_Text"><text:s text:c="2"/>{</text:p>
      <text:p text:style-name="Preformatted_20_Text"><text:s text:c="4"/>tntdb::Connection conn = tntdb::connect(„postgresql:dbname=db“);</text:p>
      <text:p text:style-name="Preformatted_20_Text"><text:s text:c="2"/>}</text:p>
      <text:p text:style-name="Preformatted_20_Text"><text:s text:c="2"/>catch (const std::exception&amp; e)</text:p>
      <text:p text:style-name="Preformatted_20_Text"><text:s text:c="2"/>{</text:p>
      <text:p text:style-name="Preformatted_20_Text"><text:s text:c="4"/>std::cerr &lt;&lt; e.what() &lt;&lt; std::endl;</text:p>
      <text:p text:style-name="Preformatted_20_Text"><text:s text:c="2"/>}</text:p>
      <text:p text:style-name="Preformatted_20_Text">}</text:p>
      <text:p text:style-name="Preformatted_20_Text"/>
      <text:p text:style-name="Text_20_body"/>
      <text:p text:style-name="Text_20_body">This is a complete example, which just checks, if the database is accessible.</text:p>
      <text:h text:style-name="Heading_20_1" text:outline-level="1">Execute query</text:h>
      <text:p text:style-name="Text_20_body">To execute a query without selecting data <text:span text:style-name="T2">tntdb::Connection </text:span>has a method execute. It expects a <text:span text:style-name="T2">std::string </text:span>with a sql-statement, which does not return data. It returns the number of affected rows.</text:p>
      <text:p text:style-name="Text_20_body">Example:</text:p>
      <text:p text:style-name="Preformatted_20_Text">#include &lt;tntdb/connection.h&gt;</text:p>
      <text:p text:style-name="Preformatted_20_Text">#include &lt;tntdb/connect.h&gt;</text:p>
      <text:p text:style-name="Preformatted_20_Text">int main(int argc, char* argv)</text:p>
      <text:p text:style-name="Preformatted_20_Text">{</text:p>
      <text:p text:style-name="Preformatted_20_Text"><text:s text:c="2"/>try</text:p>
      <text:p text:style-name="Preformatted_20_Text"><text:s text:c="2"/>{</text:p>
      <text:p text:style-name="Preformatted_20_Text"><text:s text:c="4"/>tntdb::Connection conn = tntdb::connect(„postgresql:dbname=db“);</text:p>
      <text:p text:style-name="Preformatted_20_Text"><text:s text:c="4"/>conn.execute(</text:p>
      <text:p text:style-name="Preformatted_20_Text"><text:s text:c="6"/>„create table t1(col1 int not null primary key,“</text:p>
      <text:p text:style-name="Preformatted_20_Text"><text:s text:c="6"/>„ <text:s text:c="15"/>col2 int not null)“);</text:p>
      <text:p text:style-name="Preformatted_20_Text"><text:s text:c="4"/>conn.execute(„insert into t1 values(1, 5)“);</text:p>
      <text:p text:style-name="Preformatted_20_Text"><text:s text:c="4"/>unsigned n = conn.execute(„update t1 set col1 = col1 + 1“);</text:p>
      <text:p text:style-name="Preformatted_20_Text"><text:s text:c="4"/>std::cout &lt;&lt; n &lt;&lt; „rows updated“ &lt;&lt; std::endl;</text:p>
      <text:p text:style-name="Preformatted_20_Text"><text:s text:c="2"/>}</text:p>
      <text:p text:style-name="Preformatted_20_Text"><text:s text:c="2"/>catch (const std::exception&amp; e)</text:p>
      <text:p text:style-name="Preformatted_20_Text"><text:s text:c="2"/>{</text:p>
      <text:p text:style-name="Preformatted_20_Text"><text:s text:c="4"/>std::cerr &lt;&lt; e.what() &lt;&lt; std::endl;</text:p>
      <text:p text:style-name="Preformatted_20_Text"><text:s text:c="2"/>}</text:p>
      <text:p text:style-name="Preformatted_20_Text">}</text:p>
      <text:p text:style-name="Preformatted_20_Text"/>
      <text:h text:style-name="Heading_20_1" text:outline-level="1">Selecting data</text:h>
      <text:p text:style-name="Text_20_body">A database is not just for storing data, but it also need to fetch the data. Tntdb offers several ways to read the data from the database. The most general is the method <text:span text:style-name="T2">tntdb::Connection::select()</text:span>, which expects a query and returns a object of class <text:span text:style-name="T2">tntdb::Result</text:span>.</text:p>
      <text:p text:style-name="Text_20_body"><text:soft-page-break/><text:span text:style-name="T2">tntdb::Result</text:span> is a collection of rows. Rows are represented by the class <text:span text:style-name="T2">tntdb::Row </text:span><text:span text:style-name="T3">and these rows are also collections of type </text:span><text:span text:style-name="T2">tntdb::Value.</text:span><text:span text:style-name="T3"> Both collections (</text:span><text:span text:style-name="T2">Result</text:span><text:span text:style-name="T3"> and </text:span><text:span text:style-name="T2">Row</text:span><text:span text:style-name="T3">) can be accessed with a iterator or through a index. The </text:span><text:span text:style-name="T2">Value</text:span><text:span text:style-name="T3">-class offers methods for returning the data in different types. Tntdb does not tell, which type the column is. </text:span><text:span text:style-name="T2">Value</text:span><text:span text:style-name="T3"> just does its best to convert the data to the </text:span><text:span text:style-name="T3">requested type. The User has to know, which data the column holds.</text:span></text:p>
      <text:p text:style-name="P1">Often there are statements, which return exactly one row or only a single value. For convenience <text:span text:style-name="T2">tntdb::Connection </text:span>offers the methods <text:span text:style-name="T2">selectRow</text:span> and <text:span text:style-name="T2">selectValue</text:span>. The former returns the first row of a query and the latter the first value of the first row. Both throw a exception of type <text:span text:style-name="T2">tntdb::NotFound</text:span>, if the query returns no rows at all.</text:p>
      <text:p text:style-name="P1">A <text:span text:style-name="T2">tntdb::Value </text:span>has a get-template-method to read the actual value into a variable.</text:p>
      <text:p text:style-name="P1">Example:</text:p>
      <text:p text:style-name="Preformatted_20_Text">#include &lt;tntdb/result.h&gt;</text:p>
      <text:p text:style-name="Preformatted_20_Text">#include &lt;tntdb/row.h&gt;</text:p>
      <text:p text:style-name="Preformatted_20_Text">#include &lt;tntdb/value.h&gt;</text:p>
      <text:p text:style-name="Preformatted_20_Text"/>
      <text:p text:style-name="Preformatted_20_Text">void someFunc(tntdb::Connection conn)</text:p>
      <text:p text:style-name="Preformatted_20_Text">{</text:p>
      <text:p text:style-name="Preformatted_20_Text"><text:s text:c="2"/>tntdb::Result result = conn.select(„select col1, col2 from table“);</text:p>
      <text:p text:style-name="Preformatted_20_Text"><text:s text:c="2"/>for (tntdb::Result::const_iterator it = result.begin();</text:p>
      <text:p text:style-name="Preformatted_20_Text"><text:s text:c="7"/>it != result.end(); ++it)</text:p>
      <text:p text:style-name="Preformatted_20_Text"><text:s text:c="2"/>{</text:p>
      <text:p text:style-name="Preformatted_20_Text"><text:s text:c="4"/>tntdb::Row row = *it;</text:p>
      <text:p text:style-name="Preformatted_20_Text"><text:s text:c="4"/>int a;</text:p>
      <text:p text:style-name="Preformatted_20_Text"><text:s text:c="4"/>std::string b;</text:p>
      <text:p text:style-name="Preformatted_20_Text"><text:s text:c="4"/>row[0].get(a); <text:s/>// read column 0 into variable a</text:p>
      <text:p text:style-name="Preformatted_20_Text"><text:s text:c="4"/>row[1].get(b); <text:s/>// read column 1 into variable b</text:p>
      <text:p text:style-name="Preformatted_20_Text"><text:s text:c="4"/>std::cout &lt;&lt; „col1=“ &lt;&lt; a &lt;&lt; „\tcol2=“ &lt;&lt; b</text:p>
      <text:p text:style-name="Preformatted_20_Text"><text:s text:c="6"/>&lt;&lt; std::endl;</text:p>
      <text:p text:style-name="Preformatted_20_Text"><text:s text:c="2"/>}</text:p>
      <text:p text:style-name="Preformatted_20_Text">}</text:p>
      <text:p text:style-name="Preformatted_20_Text"/>
      <text:p text:style-name="Preformatted_20_Text">void someOtherFunc(tntdb::Connection conn)</text:p>
      <text:p text:style-name="Preformatted_20_Text">{</text:p>
      <text:p text:style-name="Preformatted_20_Text"><text:s text:c="2"/>tntdb::Value v = conn.selectValue(„select count(*) from table“);</text:p>
      <text:p text:style-name="Preformatted_20_Text"><text:s text:c="2"/>std::cout &lt;&lt; „The table 'table' has „ &lt;&lt; v.getUnsigned()</text:p>
      <text:p text:style-name="Preformatted_20_Text"><text:s text:c="4"/>&lt;&lt; „ rows“ &lt;&lt; std::endl;</text:p>
      <text:p text:style-name="Preformatted_20_Text">}</text:p>
      <text:p text:style-name="P3"/>
      <text:h text:style-name="Heading_20_1" text:outline-level="1">Prepared statements</text:h>
      <text:p text:style-name="Text_20_body">Most of the time the user needs to parameterize the queries.</text:p>
      <text:p text:style-name="Text_20_body">Because the query has the type <text:span text:style-name="T2">std::string</text:span><text:span text:style-name="T3"> they can just be stringed together e.g. with </text:span><text:span text:style-name="T2">std::ostringstream</text:span><text:span text:style-name="T3">. But this is not recommended. The disadvantage is, that the user has to deal with special characters to avoid misinterpretation of data and especially avoid sql injection .</text:span></text:p>
      <text:p text:style-name="P1">Prepared statements solve this by parsing the statement and getting the parameters separately. This also offers sometimes significant performance-advantages, because the user can execute the same statement multiple times with different parameters. The parsing can be done either at the client-side or at the serve-side. Tntdb let the driver decide, if the database can parse the query and which placeholders the database needs.</text:p>
      <text:p text:style-name="P1">To create a prepared statement <text:span text:style-name="T2">tntdb::Connection</text:span> has a method <text:span text:style-name="T2">prepare</text:span>, which takes a query as a <text:span text:style-name="T2">std::string</text:span> and returns a object of type <text:span text:style-name="T2">tntdb::Statement</text:span>. The query can contain parameters. Parameters are named tokens in the query prefixed with a colon. A token can occur multiple times <text:soft-page-break/>in a query. The <text:span text:style-name="T2">Statement</text:span>-class has setter-methods to pass parameter-values with different types.</text:p>
      <text:p text:style-name="P2">tntdb::Statement<text:span text:style-name="T3"> offers the same methods for databaseaccess as </text:span>tntdb::Connect<text:span text:style-name="T3">: </text:span>execute<text:span text:style-name="T3">, </text:span>select<text:span text:style-name="T3">,</text:span> selectRow <text:span text:style-name="T3">and </text:span>selectValue<text:span text:style-name="T3">. They work exactly like the methods in </text:span>tntdb::Connect<text:span text:style-name="T3">.</text:span></text:p>
      <text:p text:style-name="P1">Example:</text:p>
      <text:p text:style-name="Preformatted_20_Text">#include &lt;tntdb/statement.h&gt;</text:p>
      <text:p text:style-name="Preformatted_20_Text"/>
      <text:p text:style-name="Preformatted_20_Text">void insData(tntdb::Connection conn)</text:p>
      <text:p text:style-name="Preformatted_20_Text">{</text:p>
      <text:p text:style-name="Preformatted_20_Text"><text:s text:c="2"/>tntdb::Statement st = conn.prepare(</text:p>
      <text:p text:style-name="Preformatted_20_Text"><text:s text:c="4"/>„insert into table values (:v1, :v2)“);</text:p>
      <text:p text:style-name="Preformatted_20_Text"/>
      <text:p text:style-name="Preformatted_20_Text"><text:s text:c="2"/>st.setInt(„v1“, 1) // the setters return *this, so they can be</text:p>
      <text:p text:style-name="Preformatted_20_Text"><text:s text:c="21"/>// chained easily</text:p>
      <text:p text:style-name="Preformatted_20_Text"><text:s text:c="4"/>.setString(„v2“, „hi“)</text:p>
      <text:p text:style-name="Preformatted_20_Text"><text:s text:c="4"/>.execute();</text:p>
      <text:p text:style-name="Preformatted_20_Text"/>
      <text:p text:style-name="Preformatted_20_Text"><text:s text:c="2"/>st.setInt(„v1“, 2)</text:p>
      <text:p text:style-name="Preformatted_20_Text"><text:s text:c="4"/>.setString(„v2“, „world“)</text:p>
      <text:p text:style-name="Preformatted_20_Text"><text:s text:c="4"/>.execute();</text:p>
      <text:p text:style-name="P3">}</text:p>
      <text:p text:style-name="P3"/>
      <text:p text:style-name="Text_20_body"/>
      <text:p text:style-name="Text_20_body">You may also omit the explicit mention of the data type. There is a template method <text:span text:style-name="T2">tntdb::Statement::set</text:span>, which determines the right type of the column from the type of the passed parameter. If you later decide to change the type of a variable, you don't need to replace the method used to pass the value to the database. Here is the same example as above using this template method:</text:p>
      <text:p text:style-name="Preformatted_20_Text">#include &lt;tntdb/statement.h&gt;</text:p>
      <text:p text:style-name="Preformatted_20_Text"/>
      <text:p text:style-name="Preformatted_20_Text">void insData(tntdb::Connection conn)</text:p>
      <text:p text:style-name="Preformatted_20_Text">{</text:p>
      <text:p text:style-name="Preformatted_20_Text"><text:s text:c="2"/>tntdb::Statement st = conn.prepare(</text:p>
      <text:p text:style-name="Preformatted_20_Text"><text:s text:c="4"/>„insert into table values (:v1, :v2)“);</text:p>
      <text:p text:style-name="Preformatted_20_Text"/>
      <text:p text:style-name="Preformatted_20_Text"><text:s text:c="2"/>st.set(„v1“, 1)</text:p>
      <text:p text:style-name="Preformatted_20_Text"><text:s text:c="4"/>.set(„v2“, „hi“)</text:p>
      <text:p text:style-name="Preformatted_20_Text"><text:s text:c="4"/>.execute();</text:p>
      <text:p text:style-name="Preformatted_20_Text"/>
      <text:p text:style-name="Preformatted_20_Text"><text:s text:c="2"/>st.set(„v1“, 2)</text:p>
      <text:p text:style-name="Preformatted_20_Text"><text:s text:c="4"/>.set(„v2“, „world“)</text:p>
      <text:p text:style-name="Preformatted_20_Text"><text:s text:c="4"/>.execute();</text:p>
      <text:p text:style-name="P3">}</text:p>
      <text:p text:style-name="P3"/>
      <text:h text:style-name="Heading_20_1" text:outline-level="1">Working with cursors</text:h>
      <text:p text:style-name="P1">Connections and prepared statements offer the method <text:span text:style-name="T2">select()</text:span>, which fetches the result and offers random-access to the data. Databases has often more data, than would fit into the memory of the program. To deal with this, the innovators of databases has created cursors. They are like pointers to a window in a resultset, but without holding (and transferring) all data in memory. Tntdb offers this functionality with <text:span text:style-name="T2">const_iterators </text:span>in prepared statements. The class <text:span text:style-name="T2">std::Statement::const_iterator </text:span>represents a database-cursor. It is a forward-only-iterator, which returns objects of type <text:span text:style-name="T2">tntdb::Row</text:span>, when dereferenced.</text:p>
      <text:p text:style-name="P1">The <text:span text:style-name="T2">begin</text:span>-method of <text:span text:style-name="T2">tntdb::Statement</text:span> starts a new iteration of a cursor.</text:p>
      <text:p text:style-name="P1"><text:soft-page-break/>Example</text:p>
      <text:p text:style-name="Preformatted_20_Text">#include &lt;tntdb/statement.h&gt;</text:p>
      <text:p text:style-name="Preformatted_20_Text"/>
      <text:p text:style-name="Preformatted_20_Text">void printData(tntdb::Connection conn)</text:p>
      <text:p text:style-name="Preformatted_20_Text">{</text:p>
      <text:p text:style-name="Preformatted_20_Text"><text:s text:c="2"/>tntdb::Statement st = conn.prepare(„select col1, col2 from table“);</text:p>
      <text:p text:style-name="Preformatted_20_Text"><text:s text:c="2"/>for (tntdb::Statement::const_iterator cur = st.begin();</text:p>
      <text:p text:style-name="Preformatted_20_Text"><text:s text:c="7"/>cur != st.end(); ++cur)</text:p>
      <text:p text:style-name="Preformatted_20_Text"><text:s text:c="2"/>{</text:p>
      <text:p text:style-name="Preformatted_20_Text"><text:s text:c="4"/>tntdb::Row row = *cur;</text:p>
      <text:p text:style-name="Preformatted_20_Text"><text:s text:c="4"/>std::string col1;</text:p>
      <text:p text:style-name="Preformatted_20_Text"><text:s text:c="4"/>std::string col2;</text:p>
      <text:p text:style-name="Preformatted_20_Text"><text:s text:c="4"/>row[0].get(col1);</text:p>
      <text:p text:style-name="Preformatted_20_Text"><text:s text:c="4"/>row[1].get(col2);</text:p>
      <text:p text:style-name="Preformatted_20_Text"><text:s text:c="4"/>std::cout &lt;&lt; „col1=“ &lt;&lt; col1 &lt;&lt; „ col2=</text:p>
      <text:p text:style-name="Preformatted_20_Text"><text:s text:c="14"/>&lt;&lt; col2 &lt;&lt; std::endl;</text:p>
      <text:p text:style-name="Preformatted_20_Text"><text:s text:c="2"/>}</text:p>
      <text:p text:style-name="Preformatted_20_Text">}</text:p>
      <text:p text:style-name="P3"/>
      <text:p text:style-name="Text_20_body"/>
      <text:p text:style-name="Text_20_body">In the above example the memory-consumption is low even when the table has millions of rows. When the data would have been fetched with a <text:span text:style-name="T2">tntdb::Result</text:span><text:span text:style-name="T3"> all rows has to fit into the main-memory.</text:span></text:p>
      <text:p text:style-name="P1">The <text:span text:style-name="T2">begin</text:span>-method of <text:span text:style-name="T2">tntdb::Statement </text:span>has a optional parameter <text:span text:style-name="T2">fetchsize </text:span>of type <text:span text:style-name="T2">unsigned</text:span>, which is passed to the driver. It may use it as a hint, how many rows it should fetch at once. The default value is 100.</text:p>
      <text:h text:style-name="Heading_20_1" text:outline-level="1">Transactions</text:h>
      <text:p text:style-name="Text_20_body">A database wouldn't be a database, if it does not offer transactions. <text:span text:style-name="T2">tntdb::Connection</text:span><text:span text:style-name="T3"> has 3 methods to deal with it: </text:span><text:span text:style-name="T2">beginTransaction</text:span><text:span text:style-name="T3">, </text:span><text:span text:style-name="T2">commitTransaction</text:span><text:span text:style-name="T3"> and </text:span><text:span text:style-name="T2">rollbackTransaction</text:span><text:span text:style-name="T3">. But this is not the recommended way to deal with it. Tntdb has more to offer: </text:span><text:span text:style-name="T2">tntdb::Transaction</text:span><text:span text:style-name="T3">. This class monitors the state of a transaction and closes the transaction automatically, when needed. This offers </text:span>exception<text:span text:style-name="T3">-safety without the danger of open transactions.</text:span></text:p>
      <text:p text:style-name="P2">tntdb::Transaction<text:span text:style-name="T3"> are instantiated (just like all tntdb-user-classes) as local variables. The constructor starts a transaction and the destructor rolls the transaction back, if the transaction is not explicitely committed. This guarantees, that the transaction is never left open (except when the rollback fails, but this normally happens only, when the connection is broken anyway and there is no way to do any harm to the database any more).</text:span></text:p>
      <text:p text:style-name="P1">Example:</text:p>
      <text:p text:style-name="Preformatted_20_Text">#include &lt;tntdb/transaction.h&gt;</text:p>
      <text:p text:style-name="Preformatted_20_Text"/>
      <text:p text:style-name="Preformatted_20_Text">void doSomeModifications(tntdb::Connection conn)</text:p>
      <text:p text:style-name="Preformatted_20_Text">{</text:p>
      <text:p text:style-name="Preformatted_20_Text"><text:s text:c="2"/>tntdb::Transaction trans(conn);</text:p>
      <text:p text:style-name="Preformatted_20_Text"><text:s text:c="2"/>// do some modifications in the database here:</text:p>
      <text:p text:style-name="Preformatted_20_Text"><text:s text:c="2"/>conn.execute(...);</text:p>
      <text:p text:style-name="Preformatted_20_Text"><text:s text:c="2"/>conn.prepare(„...“).set(„col1“, value).execute();</text:p>
      <text:p text:style-name="Preformatted_20_Text"><text:s text:c="2"/>trans.commit();</text:p>
      <text:p text:style-name="Preformatted_20_Text"/>
      <text:p text:style-name="Preformatted_20_Text">} // no explicit rollback is needed. In case of an exception, the</text:p>
      <text:p text:style-name="Preformatted_20_Text"><text:s text:c="2"/>// transaction is rolled back automatically here</text:p>
      <text:p text:style-name="Preformatted_20_Text"/>
      <text:h text:style-name="P5" text:outline-level="1"><text:soft-page-break/>Using dates and times</text:h>
      <text:p text:style-name="Text_20_body"><text:span text:style-name="T3">Dates and times are a little special when it comes to databases. There is no standard syntax for </text:span><text:span text:style-name="T3">specifying dates and times. Therefore tntdb offers 3 helper classes. </text:span><text:span text:style-name="T2">tntdb::Date </text:span><text:span text:style-name="T3">can hold a date, </text:span><text:span text:style-name="T2">tntdb::Time </text:span><text:span text:style-name="T3">a time and </text:span><text:span text:style-name="T2">tntdb::Datetime </text:span><text:span text:style-name="T3">both. They can be used just like built in types in tntdb. You can set host variables and retrieve the value from results returned from the database.</text:span></text:p>
      <text:p text:style-name="Text_20_body"><text:span text:style-name="T3">The classes are simple helper classes which do not have any range checks or other knowledge of the nature of the data. The constructor of </text:span><text:span text:style-name="T2">tntdb::Date </text:span><text:span text:style-name="T3">takes 3 parameters: the year, the month and the day. The constructor takes 3 or 4 parameters: the hour, the minute, the second and a optional millisecond. </text:span><text:span text:style-name="T2">Tntdb::Datetime </text:span><text:span text:style-name="T3">is created using 6 or 7 parameters. First the 3 parameters of the date and then the 3 or 4 for the time.</text:span></text:p>
      <text:p text:style-name="Text_20_body"><text:span text:style-name="T3">There are also 2 static methods in each of the 3 classes </text:span><text:span text:style-name="T2">localtime </text:span><text:span text:style-name="T3">and </text:span><text:span text:style-name="T2">gmtime</text:span><text:span text:style-name="T3">, which create a object with the current date or time.</text:span></text:p>
      <text:p text:style-name="P1">Lets look for some examples:</text:p>
      <text:p text:style-name="Preformatted_20_Text">void dateTimeDemos(tntdb::Connection conn)</text:p>
      <text:p text:style-name="Preformatted_20_Text">{</text:p>
      <text:p text:style-name="Preformatted_20_Text"><text:s text:c="2"/>// insert dates and times into table:</text:p>
      <text:p text:style-name="Preformatted_20_Text"><text:s text:c="2"/>tntdb::Statement ins = conn.prepare(</text:p>
      <text:p text:style-name="Preformatted_20_Text"><text:s text:c="4"/>“insert into mytable (datecolumn, timecolumn, datetimecolumn)”</text:p>
      <text:p text:style-name="Preformatted_20_Text"><text:s text:c="4"/>“ <text:s/>values(:date, :time, :datetime)”);</text:p>
      <text:p text:style-name="Preformatted_20_Text"/>
      <text:p text:style-name="Preformatted_20_Text"><text:s text:c="2"/>ins.set(“date”, tntdb::Date(2010, 2, 13))</text:p>
      <text:p text:style-name="Preformatted_20_Text"><text:s text:c="5"/>.set(“time”, tntdb::Time(23, 22, 30))</text:p>
      <text:p text:style-name="Preformatted_20_Text"><text:s text:c="5"/>.set(“datetime”, tntdb::Datetime(2010, 2, 13, 23, 22, 30))</text:p>
      <text:p text:style-name="Preformatted_20_Text"><text:s text:c="5"/>.execute();</text:p>
      <text:p text:style-name="Preformatted_20_Text"/>
      <text:p text:style-name="Preformatted_20_Text"><text:s text:c="2"/>// insert the current dates and times into the table</text:p>
      <text:p text:style-name="Preformatted_20_Text"><text:s text:c="2"/>ins.set(“date”, tntdb::Date::localtime())</text:p>
      <text:p text:style-name="Preformatted_20_Text"><text:s text:c="5"/>.set(“time”, tntdb::Time::localtime())</text:p>
      <text:p text:style-name="Preformatted_20_Text"><text:s text:c="5"/>.set(“datetime”, tntdb::Datetime::localtime())</text:p>
      <text:p text:style-name="Preformatted_20_Text"><text:s text:c="5"/>.execute();</text:p>
      <text:p text:style-name="P3"/>
      <text:p text:style-name="P3"><text:s text:c="2"/>// retrieve dates and times from a table:</text:p>
      <text:p text:style-name="P3"><text:s text:c="2"/>tntdb::Statement sel = conn.prepare(</text:p>
      <text:p text:style-name="P3"><text:s text:c="4"/>“select datecolumn, timecolumn, datetimecolumn”</text:p>
      <text:p text:style-name="P3"><text:s text:c="4"/>“ <text:s/>from mytable”);</text:p>
      <text:p text:style-name="Preformatted_20_Text"><text:s text:c="2"/>for (tntdb::Statement::const_iterator cur = st.begin();</text:p>
      <text:p text:style-name="Preformatted_20_Text"><text:s text:c="7"/>cur != st.end(); ++cur)</text:p>
      <text:p text:style-name="Preformatted_20_Text"><text:s text:c="2"/>{</text:p>
      <text:p text:style-name="Preformatted_20_Text"><text:s text:c="4"/>tntdb::Row row = *cur;</text:p>
      <text:p text:style-name="Preformatted_20_Text"><text:s text:c="4"/>tntdb::Date mydate;</text:p>
      <text:p text:style-name="Preformatted_20_Text"><text:s text:c="4"/>tntdb::Time mytime;</text:p>
      <text:p text:style-name="Preformatted_20_Text"><text:s text:c="4"/>tntdb::Datetime mydatetime;</text:p>
      <text:p text:style-name="Preformatted_20_Text"><text:s text:c="4"/>row[0].get(mydate);</text:p>
      <text:p text:style-name="Preformatted_20_Text"><text:s text:c="4"/>row[1].get(mytime);</text:p>
      <text:p text:style-name="Preformatted_20_Text"><text:s text:c="4"/>row[2].get(mydatetime);</text:p>
      <text:p text:style-name="Preformatted_20_Text"><text:s text:c="4"/>// now we have the data from the table in our variables</text:p>
      <text:p text:style-name="Preformatted_20_Text"><text:s text:c="4"/>std::cout &lt;&lt; “date=” &lt;&lt; mydate.getIso() &lt;&lt; “\n”</text:p>
      <text:p text:style-name="Preformatted_20_Text"><text:s text:c="17"/>“time=” &lt;&lt; mytime.getIso() &lt;&lt; “\n”</text:p>
      <text:p text:style-name="Preformatted_20_Text"><text:s text:c="17"/>“datetime=” &lt;&lt; mydatetime.getIso() &lt;&lt; std::endl;</text:p>
      <text:p text:style-name="Preformatted_20_Text"><text:s text:c="2"/>}</text:p>
      <text:p text:style-name="P3"/>
      <text:h text:style-name="P5" text:outline-level="1">Using own types</text:h>
      <text:p text:style-name="Text_20_body"><text:span text:style-name="T3">Tntdb offers also support for custom types. The setter and getter methods in tntdb are actually </text:span><text:soft-page-break/><text:span text:style-name="T3">templates, which uses 2 operators to actually map types to the methods. Lets design a own type, which we would like to store in a database field. To make the example simple, we use a struct with public member variables. Normally you should always make the member variables private or </text:span><text:span text:style-name="T3">protected and offer setter and getter methods:</text:span></text:p>
      <text:p text:style-name="P3">struct Myclass</text:p>
      <text:p text:style-name="P3">{</text:p>
      <text:p text:style-name="P3"><text:s text:c="2"/>int a;</text:p>
      <text:p text:style-name="P3"><text:s text:c="2"/>int b;</text:p>
      <text:p text:style-name="P3"><text:s text:c="2"/>Myclass() { } // default constructor is mostly good to have</text:p>
      <text:p text:style-name="P3"><text:s text:c="2"/>Myclass(int a_, int b_) <text:s/>// ctor to initialize both members</text:p>
      <text:p text:style-name="P3"><text:s text:c="4"/>: a(a_), b(b_) { }</text:p>
      <text:p text:style-name="P3">};</text:p>
      <text:p text:style-name="P1">We would like to write the class as a pair of numbers separated with ':' into a database field. So we define a operator, which formats the structure properly:</text:p>
      <text:p text:style-name="P3">void operator&lt;&lt; (tntdb::Hostvar&amp; hv, const Myclass&amp; myclass)</text:p>
      <text:p text:style-name="P3">{</text:p>
      <text:p text:style-name="P3"><text:s text:c="2"/>std::ostringstream s;</text:p>
      <text:p text:style-name="P3"><text:s text:c="2"/>s &lt;&lt; myclass.a &lt;&lt; ':' &lt;&lt; myclass.b;</text:p>
      <text:p text:style-name="P3"><text:s text:c="2"/>hv.set(s.str());</text:p>
      <text:p text:style-name="P3">}</text:p>
      <text:p text:style-name="Text_20_body"><text:span text:style-name="T3">The operator creates a std::string with the content of the class and passes it to this special helper class </text:span><text:span text:style-name="T2">tntdb::Hostvar</text:span><text:span text:style-name="T3">, which is defined in the header tntdb/statement.h. This is the only case, where you will explicitly use the class.</text:span></text:p>
      <text:p text:style-name="P1">To retrieve data from the database we need another operator:</text:p>
      <text:p text:style-name="P3">bool operator&gt;&gt; (const tntdb::Value&amp; value, Myclass&amp; myclass)</text:p>
      <text:p text:style-name="P3">{</text:p>
      <text:p text:style-name="P3"><text:s text:c="2"/>if (value.isNull())</text:p>
      <text:p text:style-name="P3"><text:s text:c="4"/>return false;</text:p>
      <text:p text:style-name="P3"><text:s text:c="2"/>std::string str;</text:p>
      <text:p text:style-name="P3"><text:s text:c="2"/>value.get(str);</text:p>
      <text:p text:style-name="P3"><text:s text:c="2"/>std::istringstream in(str);</text:p>
      <text:p text:style-name="P3"><text:s text:c="2"/>char ch;</text:p>
      <text:p text:style-name="P3"><text:s text:c="2"/>in &gt;&gt; myclass.a</text:p>
      <text:p text:style-name="P3"><text:s text:c="5"/>&gt;&gt; ch <text:s text:c="6"/>// skip the ':'</text:p>
      <text:p text:style-name="P3"><text:s text:c="5"/>&gt;&gt; myclass.b;</text:p>
      <text:p text:style-name="P3"><text:s text:c="2"/>return true;</text:p>
      <text:p text:style-name="P3">}</text:p>
      <text:p text:style-name="P1">That's all. Now we can use the class just like built ins:</text:p>
      <text:p text:style-name="Preformatted_20_Text">void customTypeDemo(tntdb::Connection conn)</text:p>
      <text:p text:style-name="Preformatted_20_Text">{</text:p>
      <text:p text:style-name="Preformatted_20_Text"><text:s text:c="2"/>// insert myclass into table:</text:p>
      <text:p text:style-name="Preformatted_20_Text"><text:s text:c="2"/>tntdb::Statement ins = conn.prepare(</text:p>
      <text:p text:style-name="Preformatted_20_Text"><text:s text:c="4"/>“insert into mytable (mycolumn)”</text:p>
      <text:p text:style-name="Preformatted_20_Text"><text:s text:c="4"/>“ <text:s/>values(:mycolumn)”);</text:p>
      <text:p text:style-name="Preformatted_20_Text"/>
      <text:p text:style-name="Preformatted_20_Text"><text:s text:c="2"/>ins.set(“mycolumn”, Myclass(17, 45))</text:p>
      <text:p text:style-name="Preformatted_20_Text"><text:s text:c="5"/>.execute();</text:p>
      <text:p text:style-name="Preformatted_20_Text"/>
      <text:p text:style-name="P3"><text:s text:c="2"/>// retrieve myclass from a table:</text:p>
      <text:p text:style-name="P3"><text:s text:c="2"/>tntdb::Statement sel = conn.prepare(</text:p>
      <text:p text:style-name="P3"><text:s text:c="4"/>“select mycolumn from mytable”);</text:p>
      <text:p text:style-name="Preformatted_20_Text"><text:s text:c="2"/>for (tntdb::Statement::const_iterator cur = st.begin();</text:p>
      <text:p text:style-name="Preformatted_20_Text"><text:s text:c="7"/>cur != st.end(); ++cur)</text:p>
      <text:p text:style-name="Preformatted_20_Text"><text:s text:c="2"/>{</text:p>
      <text:p text:style-name="Preformatted_20_Text"><text:s text:c="4"/>tntdb::Row row = *cur;</text:p>
      <text:p text:style-name="Preformatted_20_Text"><text:s text:c="4"/>Myclass myclass;</text:p>
      <text:p text:style-name="Preformatted_20_Text"><text:s text:c="4"/>row[0].get(myclass);</text:p>
      <text:p text:style-name="Preformatted_20_Text"><text:soft-page-break/><text:s text:c="4"/>// now we have the data from the table in our variables</text:p>
      <text:p text:style-name="Preformatted_20_Text"><text:s text:c="4"/>std::cout &lt;&lt; “a=” &lt;&lt; myclass.a &lt;&lt; “\t”</text:p>
      <text:p text:style-name="Preformatted_20_Text"><text:s text:c="17"/>“b=” &lt;&lt; myclass.b &lt;&lt; std::endl;</text:p>
      <text:p text:style-name="Preformatted_20_Text"><text:s text:c="2"/>}</text:p>
      <text:h text:style-name="P5" text:outline-level="1">Using serial columns</text:h>
      <text:p text:style-name="P1">If tables are designed, you have to create a primary key to identify uniquely a specific row in the table. Sometimes it is enough to use just a unique number. Databases has support for a automatically generated primary key. It actually depends on the database, how to create such columns. Since tntdb has no support for ddl statements (create table …), there is actually no need to abstract the creation of these columns. But in applications it is often needed to know, which number was given to the last inserted row. This is also depends on the actual database software used.</text:p>
      <text:p text:style-name="Text_20_body"><text:span text:style-name="T3">Tntdb helps retrieving that last insert id. There is a method “</text:span><text:span text:style-name="T2">long tntdb::Connection::lastInsertId(const std::string&amp; name)</text:span><text:span text:style-name="T3">”</text:span></text:p>
      <text:p text:style-name="P1">There is one problem. Some databases (postgresql, oracle) use named sequences and a single table may have multiple of them. So to fetch the actual id, we need to tell the driver, which sequence we want to know. The sequence is identified by name. Other databases (mysql, sqlite) do not have a identifier. They will simply ignore the passed name.</text:p>
      <text:p text:style-name="P1">Here is a example. We assume a table foo with 2 columns: id and name. The id is the primary auto incremented key. In postgresql or oracle the sequence is created with the name “foo_id_seq”:</text:p>
      <text:p text:style-name="Preformatted_20_Text">void insertData(tntdb::Connection conn)</text:p>
      <text:p text:style-name="Preformatted_20_Text">{</text:p>
      <text:p text:style-name="Preformatted_20_Text"><text:s text:c="2"/>tntdb::Statement ins = conn.prepare(</text:p>
      <text:p text:style-name="Preformatted_20_Text"><text:s text:c="4"/>“insert into foo (name)”</text:p>
      <text:p text:style-name="Preformatted_20_Text"><text:s text:c="4"/>“ <text:s/>values(:name)”);</text:p>
      <text:p text:style-name="Preformatted_20_Text"/>
      <text:p text:style-name="Preformatted_20_Text"><text:s text:c="2"/>ins.set(“name”, “some name”)</text:p>
      <text:p text:style-name="Preformatted_20_Text"><text:s text:c="5"/>.execute();</text:p>
      <text:p text:style-name="Preformatted_20_Text"/>
      <text:p text:style-name="Preformatted_20_Text"><text:s text:c="2"/>std::cout &lt;&lt; “id: “ &lt;&lt; conn.lastInsertId(“foo_id_seq”) &lt;&lt; std::endl;</text:p>
      <text:p text:style-name="P3">}</text:p>
      <text:p text:style-name="P1"/>
      <text:h text:style-name="Heading_20_1" text:outline-level="1">Connectionpool</text:h>
      <text:p text:style-name="Text_20_body">In a long-running program it is often desirable not to connect and disconnect for every access. One solution is to keep a connection open somewhere and use is as needed. In a multi threaded application the user has to make sure, that there is only one thread at a time accessing the database through a single connection.</text:p>
      <text:p text:style-name="Text_20_body">To solve this, Tntdb offerers a automatic connectionpool. When the call to <text:span text:style-name="T2">tntdb::connect </text:span><text:span text:style-name="T3">is replaced </text:span>with <text:span text:style-name="T2">tntdb::connectCached</text:span><text:span text:style-name="T3"> a special connection is returned. This connection works just like the normal connection (it is the same class), but when destroyed, it does not close the connection, but puts the connection to a free pool. When </text:span><text:span text:style-name="T2">tntdb::connectCached</text:span><text:span text:style-name="T3"> is called again with the same parameter, the connection is reused. When the old connection is still in use, </text:span><text:span text:style-name="T2">connectCached</text:span><text:span text:style-name="T3"> just creates a new one.</text:span></text:p>
      <text:p text:style-name="P1">Example:</text:p>
      <text:p text:style-name="Preformatted_20_Text">std::string url = „mysql:db=mydb;host=192.168.0.1“;</text:p>
      <text:p text:style-name="Preformatted_20_Text">tntdb::Connection conn;</text:p>
      <text:p text:style-name="Preformatted_20_Text">conn = tntdb::connectCached(url); <text:s/>// connects to the db</text:p>
      <text:p text:style-name="Preformatted_20_Text">conn = tntdb::Connection(); <text:s text:c="2"/>// puts the connection back to the pool</text:p>
      <text:p text:style-name="Preformatted_20_Text"><text:soft-page-break/>conn = tntdb::connectCached(url); <text:s/>// fetches the same connection</text:p>
      <text:p text:style-name="P3"><text:s text:c="22"/>// (if not already fetched by another thread)</text:p>
      <text:p text:style-name="P3">tntdb::dropCached(); <text:s/>// closes all free connections, but not ours,</text:p>
      <text:p text:style-name="P3"><text:s text:c="2"/>// because it is hold by 'conn'</text:p>
      <text:p text:style-name="P3">conn = tntdb::Connection();</text:p>
      <text:p text:style-name="P3">tntdb::dropCached(); <text:s/>// closes the connection, because we released it</text:p>
      <text:h text:style-name="Heading_20_1" text:outline-level="1">Statementcache</text:h>
      <text:p text:style-name="Text_20_body">As told previously statement-reuse improves performance quite heavily. It is advisable to try to use prepared statements where possible. In the case of a connectionpool it is quite difficult to maintain prepared statements, because they are specific to the connection.</text:p>
      <text:p text:style-name="Text_20_body">Tntdb helps here by putting a statementcache into the connection-class. When calls to <text:span text:style-name="T2">tntdb::Connection::prepare</text:span><text:span text:style-name="T3"> is replaced with </text:span><text:span text:style-name="T2">tntdb::Connection::prepareCached</text:span><text:span text:style-name="T3">, tntdb looks into the connection, if the same statement is already prepared earlier and returns this when needed and calls </text:span><text:span text:style-name="T2">prepare</text:span><text:span text:style-name="T3"> and fills the statement-cache with this new statement otherwise.</text:span></text:p>
      <text:h text:style-name="P5"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pitch="fixed"/>
    <style:font-face style:name="Albany AMT2" svg:font-family="'Albany AMT'" style:font-pitch="variable"/>
    <style:font-face style:name="Albany AMT1" svg:font-family="'Albany AMT'" style:font-adornments="Fett" style:font-pitch="variable"/>
    <style:font-face style:name="Thorndale AMT" svg:font-family="'Thorndale AMT'" style:font-family-generic="roman" style:font-pitch="variable"/>
    <style:font-face style:name="Albany AMT" svg:font-family="'Albany AM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n" fo:country="US" style:font-name-asian="Albany AMT2" style:font-size-asian="12pt" style:language-asian="zxx" style:country-asian="none" style:font-name-complex="Albany AMT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2" style:font-size-asian="14pt" style:font-name-complex="Albany AMT2"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style:font-name="Albany AMT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Beispiel" style:class="html">
      <style:paragraph-properties fo:margin-top="0cm" fo:margin-bottom="0cm"/>
      <style:text-properties style:font-name="Courier New" fo:font-size="10pt" style:font-name-asian="Courier New" style:font-size-asian="10pt" style:font-name-complex="Courier New" style:font-size-complex="10pt"/>
    </style:style>
    <style:style style:name="Beispiel" style:family="paragraph" style:parent-style-name="Text_20_body" style:class="text">
      <style:paragraph-properties fo:margin-left="1cm" fo:margin-right="1cm" fo:text-indent="0cm" style:auto-text-indent="false" fo:background-color="#ffff99">
        <style:tab-stops/>
        <style:background-image/>
      </style:paragraph-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Tommi Mäkitalo</meta:initial-creator>
    <meta:creation-date>2006-01-23T21:37:53</meta:creation-date>
    <dc:date>2010-02-14T22:55:48</dc:date>
    <dc:language>en-US</dc:language>
    <meta:editing-cycles>11</meta:editing-cycles>
    <meta:editing-duration>PT02H52M19S</meta:editing-duration>
    <meta:document-statistic meta:table-count="0" meta:image-count="0" meta:object-count="0" meta:page-count="9" meta:paragraph-count="288" meta:word-count="2668" meta:character-count="17941"/>
    <meta:user-defined meta:name="Info 1"/>
    <meta:user-defined meta:name="Info 2"/>
    <meta:user-defined meta:name="Info 3"/>
    <meta:user-defined meta:name="Info 4"/>
  </office:meta>
</office:document-meta>
</file>